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e7d" officeooo:paragraph-rsid="001d3e7d"/>
    </style:style>
    <style:style style:name="P2" style:family="paragraph" style:parent-style-name="Standard">
      <style:text-properties officeooo:rsid="001d3e7d" officeooo:paragraph-rsid="001d3e7d"/>
    </style:style>
    <style:style style:name="P3" style:family="paragraph" style:parent-style-name="Standard">
      <style:text-properties officeooo:rsid="001dc8a9" officeooo:paragraph-rsid="001dc8a9"/>
    </style:style>
    <style:style style:name="P4" style:family="paragraph" style:parent-style-name="Standard">
      <style:text-properties officeooo:rsid="001f44e2" officeooo:paragraph-rsid="001f44e2"/>
    </style:style>
    <style:style style:name="P5" style:family="paragraph" style:parent-style-name="Standard">
      <style:text-properties officeooo:rsid="0022167d" officeooo:paragraph-rsid="0022167d"/>
    </style:style>
    <style:style style:name="P6" style:family="paragraph" style:parent-style-name="Standard">
      <style:text-properties officeooo:rsid="0023eb51" officeooo:paragraph-rsid="0023eb51"/>
    </style:style>
    <style:style style:name="T1" style:family="text">
      <style:text-properties officeooo:rsid="00214477"/>
    </style:style>
    <style:style style:name="T2" style:family="text">
      <style:text-properties officeooo:rsid="0024cf0c"/>
    </style:style>
    <style:style style:name="T3" style:family="text">
      <style:text-properties officeooo:rsid="0027a1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The missing state is Red = On Yellow = Off and Green = On. The state repeated is Red = Off, Yellow = Off and Green = <text:s/>On.</text:p>
      <text:p text:style-name="P1"/>
      <text:p text:style-name="P3">2. I predict three print statement. Red Light is on, Yellow Light is off, Green Light is off.</text:p>
      <text:p text:style-name="P3"/>
      <text:p text:style-name="P4"><text:span text:style-name="T1">5</text:span>.The variables that are storing are strings.</text:p>
      <text:p text:style-name="P4"/>
      <text:p text:style-name="P5">7.The output for “print(3+5)” is 8.</text:p>
      <text:p text:style-name="P5"/>
      <text:p text:style-name="P5">8.It will be printing 35.</text:p>
      <text:p text:style-name="P5"/>
      <text:p text:style-name="P5">9.It outputs: TypeError: can only concatenate str (not "int") to str</text:p>
      <text:p text:style-name="P5"/>
      <text:p text:style-name="P6">12. x is an integer, y is a float, z is a complex</text:p>
      <text:p text:style-name="P6"/>
      <text:p text:style-name="P6">13. x is integer to integer, y is float to integer, z is string to integer</text:p>
      <text:p text:style-name="P6"/>
      <text:p text:style-name="P6">14.The letter e.</text:p>
      <text:p text:style-name="P6"/>
      <text:p text:style-name="P6">15.Beaut</text:p>
      <text:p text:style-name="P6"/>
      <text:p text:style-name="P6">16.f, ful, nothing output, ti</text:p>
      <text:p text:style-name="P6"/>
      <text:p text:style-name="P6">17.Today is Beautiful</text:p>
      <text:p text:style-name="P6"/>
      <text:p text:style-name="P6">18. True: Today is Beautiful</text:p>
      <text:p text:style-name="P6"/>
      <text:p text:style-name="P6">19. It will display: You entered+(the number you put in)</text:p>
      <text:p text:style-name="P6"/>
      <text:p text:style-name="P6">20. <text:span text:style-name="T2">shown in coding section</text:span><text:span text:style-name="T3">(exercise2.py)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8T10:49:25.209053837</meta:creation-date>
    <dc:date>2021-10-08T18:15:12.442566408</dc:date>
    <meta:editing-duration>PT35M4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137" meta:character-count="712" meta:non-whitespace-character-count="589"/>
  </office:meta>
</office:document-meta>
</file>